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1.094cm" fo:min-width="1.6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36cm" fo:min-width="3.32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3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7.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cm" svg:height="3.5cm" svg:x="2.2cm" svg:y="1.8cm">
          <text:p text:style-name="P1">John necesita saber los</text:p>
          <text:p text:style-name="P1">Resultados de los partid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.9cm" svg:x="11.2cm" svg:y="1.4cm">
          <text:p text:style-name="P1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2cm" svg:y1="3.1cm" svg:x2="17.2cm" svg:y2="4.8cm">
          <text:p/>
        </draw:line>
        <draw:custom-shape draw:style-name="gr4" draw:text-style-name="P1" draw:layer="layout" svg:width="5.4cm" svg:height="2.1cm" svg:x="14.4cm" svg:y="4.9cm">
          <text:p text:style-name="P1">Puntuac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cm" svg:height="1.3cm" svg:x="15.2cm" svg:y="1.7cm">
          <text:p text:style-name="P1">Cambia de</text:p>
          <text:p text:style-name="P1"><text:s/>pantall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9cm" svg:y1="9.1cm" svg:x2="9.9cm" svg:y2="9.1cm">
          <text:p/>
        </draw:line>
        <draw:line draw:style-name="gr3" draw:text-style-name="P2" draw:layer="layout" svg:x1="14.3cm" svg:y1="2.2cm" svg:x2="15.2cm" svg:y2="2.2cm">
          <text:p/>
        </draw:line>
        <draw:line draw:style-name="gr6" draw:text-style-name="P2" draw:layer="layout" svg:x1="1cm" svg:y1="8cm" svg:x2="20cm" svg:y2="8cm">
          <text:p/>
        </draw:line>
        <draw:custom-shape draw:style-name="gr7" draw:text-style-name="P1" draw:layer="layout" svg:width="7.7cm" svg:height="2.4cm" svg:x="1.3cm" svg:y="8.8cm">
          <text:p text:style-name="P1">Diana quiere saber que</text:p>
          <text:p text:style-name="P1"><text:s/>integrantes conforma el</text:p>
          <text:p text:style-name="P1"><text:s/>equipo de su hij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cm" svg:y1="2.3cm" svg:x2="11.2cm" svg:y2="2.3cm">
          <text:p/>
        </draw:line>
        <draw:custom-shape draw:style-name="gr2" draw:text-style-name="P1" draw:layer="layout" svg:width="3cm" svg:height="1.9cm" svg:x="9.9cm" svg:y="8.2cm">
          <text:p text:style-name="P1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9cm" svg:y1="9cm" svg:x2="13.8cm" svg:y2="9cm">
          <text:p/>
        </draw:line>
        <draw:custom-shape draw:style-name="gr5" draw:text-style-name="P1" draw:layer="layout" svg:width="3.8cm" svg:height="1.3cm" svg:x="13.8cm" svg:y="8.3cm">
          <text:p text:style-name="P1">Cambia de</text:p>
          <text:p text:style-name="P1"><text:s/>pantall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6.1cm" svg:y1="9.6cm" svg:x2="16.1cm" svg:y2="11.3cm">
          <text:p/>
        </draw:line>
        <draw:custom-shape draw:style-name="gr4" draw:text-style-name="P1" draw:layer="layout" svg:width="5.4cm" svg:height="2.1cm" svg:x="13.4cm" svg:y="11.4cm">
          <text:p text:style-name="P1">My t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cm" svg:y1="14.3cm" svg:x2="20cm" svg:y2="14.2cm">
          <text:p/>
        </draw:line>
        <draw:custom-shape draw:style-name="gr7" draw:text-style-name="P1" draw:layer="layout" svg:width="7.7cm" svg:height="2.4cm" svg:x="1.2cm" svg:y="14.5cm">
          <text:p text:style-name="P1">Pablo quiere saber a </text:p>
          <text:p text:style-name="P1">que hora jugara su hije.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8cm" svg:y1="15.2cm" svg:x2="13.7cm" svg:y2="15.2cm">
          <text:p/>
        </draw:line>
        <draw:line draw:style-name="gr3" draw:text-style-name="P2" draw:layer="layout" svg:x1="8.9cm" svg:y1="15.2cm" svg:x2="9.8cm" svg:y2="15.2cm">
          <text:p/>
        </draw:line>
        <draw:custom-shape draw:style-name="gr2" draw:text-style-name="P1" draw:layer="layout" svg:width="3cm" svg:height="1.9cm" svg:x="9.8cm" svg:y="14.3cm">
          <text:p text:style-name="P1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6cm" svg:y1="15.9cm" svg:x2="15.6cm" svg:y2="17.6cm">
          <text:p/>
        </draw:line>
        <draw:custom-shape draw:style-name="gr5" draw:text-style-name="P1" draw:layer="layout" svg:width="3.8cm" svg:height="1.3cm" svg:x="13.7cm" svg:y="14.6cm">
          <text:p text:style-name="P1">Cambia de</text:p>
          <text:p text:style-name="P1"><text:s/>pantall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4cm" svg:height="2.1cm" svg:x="13cm" svg:y="17.6cm">
          <text:p text:style-name="P1">My t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09:10:38.727254422</meta:creation-date>
    <dc:date>2019-09-10T10:09:21.254969726</dc:date>
    <meta:editing-duration>PT7M48S</meta:editing-duration>
    <meta:editing-cycles>1</meta:editing-cycles>
    <meta:document-statistic meta:object-count="23"/>
    <meta:generator>LibreOffice/5.2.7.2$Linux_X86_64 LibreOffice_project/20m0$Build-2</meta:generator>
  </office:meta>
</office:document-meta>
</file>